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svg:stroke-color="#000000" draw:fill="solid" draw:fill-color="#e3d200" draw:opacity="50%" draw:textarea-vertical-align="middle" fo:min-height="1.289cm" draw:shadow-opacity="100%"/>
    </style:style>
    <style:style style:name="gr2" style:family="graphic" style:parent-style-name="standard">
      <style:graphic-properties svg:stroke-color="#000000" draw:fill-color="#a09600" draw:opacity="30%" draw:textarea-horizontal-align="justify" draw:textarea-vertical-align="middle" draw:auto-grow-height="false" fo:min-height="1.655cm" fo:min-width="30.61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634cm"/>
    </style:style>
    <style:style style:name="gr4" style:family="graphic" style:parent-style-name="standard">
      <style:graphic-properties svg:stroke-color="#000000" draw:fill-color="#729fcf" draw:opacity="30%" draw:textarea-horizontal-align="justify" draw:textarea-vertical-align="middle" draw:auto-grow-height="false" fo:min-height="1.655cm" fo:min-width="41.537cm" draw:shadow="hidden"/>
    </style:style>
    <style:style style:name="gr5" style:family="graphic" style:parent-style-name="standard">
      <style:graphic-properties draw:fill-color="#e3d200" draw:opacity="50%" draw:textarea-horizontal-align="justify" draw:textarea-vertical-align="middle" draw:auto-grow-height="false" fo:min-height="1.782cm" fo:min-width="3.212cm"/>
    </style:style>
    <style:style style:name="gr6" style:family="graphic" style:parent-style-name="standard">
      <style:graphic-properties draw:fill-color="#e3d200" draw:opacity="50%" draw:textarea-horizontal-align="justify" draw:textarea-vertical-align="middle" draw:auto-grow-height="false" fo:min-height="1.735cm" fo:min-width="2.421cm"/>
    </style:style>
    <style:style style:name="gr7" style:family="graphic" style:parent-style-name="standard">
      <style:graphic-properties draw:fill-color="#e3d200" draw:opacity="50%" draw:textarea-horizontal-align="justify" draw:textarea-vertical-align="middle" draw:auto-grow-height="false" fo:min-height="1.782cm" fo:min-width="2.831cm"/>
    </style:style>
    <style:style style:name="gr8" style:family="graphic" style:parent-style-name="standard">
      <style:graphic-properties draw:fill-color="#f3715a" draw:opacity="50%" draw:textarea-horizontal-align="justify" draw:textarea-vertical-align="middle" draw:auto-grow-height="false" fo:min-height="1.826cm" fo:min-width="2.577cm"/>
    </style:style>
    <style:style style:name="gr9" style:family="graphic" style:parent-style-name="standard">
      <style:graphic-properties svg:stroke-color="#000000" draw:fill="solid" draw:fill-color="#e3d200" draw:opacity="50%" draw:textarea-horizontal-align="justify" draw:textarea-vertical-align="middle" draw:auto-grow-height="false" fo:min-height="1.528cm" fo:min-width="3.056cm"/>
    </style:style>
    <style:style style:name="gr10" style:family="graphic" style:parent-style-name="standard">
      <style:graphic-properties draw:fill-color="#a09600" draw:textarea-horizontal-align="justify" draw:textarea-vertical-align="middle" draw:auto-grow-height="false" fo:min-height="1.439cm" fo:min-width="3.316cm"/>
    </style:style>
    <style:style style:name="gr11" style:family="graphic" style:parent-style-name="standard">
      <style:graphic-properties draw:fill-color="#f3715a" draw:opacity="90%" draw:textarea-horizontal-align="justify" draw:textarea-vertical-align="middle" draw:auto-grow-height="false" fo:min-height="0.614cm" fo:min-width="0.64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66cm" fo:min-width="0.453cm"/>
    </style:style>
    <style:style style:name="gr13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1.528cm" fo:min-width="2.4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955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fill-color="#f3715a" draw:opacity="50%" draw:textarea-horizontal-align="justify" draw:textarea-vertical-align="middle" draw:auto-grow-height="false" fo:min-height="1.528cm" fo:min-width="2.4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2.0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9" style:family="graphic" style:parent-style-name="standard">
      <style:graphic-properties svg:stroke-color="#000000" draw:fill-color="#b2b2b2" draw:opacity="50%" draw:textarea-horizontal-align="justify" draw:textarea-vertical-align="middle" draw:auto-grow-height="false" fo:min-height="1.307cm" fo:min-width="4.6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59cm"/>
    </style:style>
    <style:style style:name="gr21" style:family="graphic" style:parent-style-name="text">
      <style:graphic-properties draw:stroke="solid" svg:stroke-color="#000000" draw:fill="none" draw:fill-color="#66ff66" draw:opacity="50%" draw:textarea-vertical-align="middle" fo:min-height="2.221cm"/>
    </style:style>
    <style:style style:name="gr22" style:family="graphic" style:parent-style-name="standard">
      <style:graphic-properties draw:fill-color="#a09600" draw:textarea-horizontal-align="justify" draw:textarea-vertical-align="middle" draw:auto-grow-height="false" fo:min-height="0.85cm" fo:min-width="1.7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0.131cm" fo:min-width="0.0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55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0.131cm" fo:min-width="0.008cm"/>
    </style:style>
    <style:style style:name="gr27" style:family="graphic" style:parent-style-name="standard">
      <style:graphic-properties draw:fill-color="#a09600" draw:textarea-horizontal-align="justify" draw:textarea-vertical-align="middle" draw:auto-grow-height="false" fo:min-height="0.131cm" fo:min-width="0.008cm"/>
    </style:style>
    <style:style style:name="gr28" style:family="graphic" style:parent-style-name="standard">
      <style:graphic-properties svg:stroke-color="#000000" draw:fill-color="#a09600" draw:opacity="50%" draw:textarea-horizontal-align="justify" draw:textarea-vertical-align="middle" draw:auto-grow-height="false" fo:min-height="1.307cm" fo:min-width="11.039cm"/>
    </style:style>
    <style:style style:name="gr2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98cm" fo:min-width="5.5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634cm"/>
    </style:style>
    <style:style style:name="gr31" style:family="graphic" style:parent-style-name="standard">
      <style:graphic-properties draw:textarea-horizontal-align="justify" draw:textarea-vertical-align="middle" draw:auto-grow-height="false" fo:min-height="1.915cm" fo:min-width="2.53cm"/>
    </style:style>
    <style:style style:name="gr32" style:family="graphic" style:parent-style-name="standard">
      <style:graphic-properties draw:fill-color="#f3715a" draw:opacity="90%" draw:textarea-horizontal-align="justify" draw:textarea-vertical-align="middle" draw:auto-grow-height="false" fo:min-height="1.639cm" fo:min-width="1.612cm"/>
    </style:style>
    <style:style style:name="gr33" style:family="graphic" style:parent-style-name="standard">
      <style:graphic-properties draw:stroke="solid" svg:stroke-color="#000000" draw:fill="none" draw:fill-color="#ffffff" draw:textarea-vertical-align="middle" fo:min-height="1.203cm"/>
    </style:style>
    <style:style style:name="gr34" style:family="graphic" style:parent-style-name="standard">
      <style:graphic-properties draw:textarea-horizontal-align="justify" draw:textarea-vertical-align="middle" draw:auto-grow-height="false" fo:min-height="1.584cm" fo:min-width="6.541cm"/>
    </style:style>
    <style:style style:name="gr35" style:family="graphic" style:parent-style-name="standard">
      <style:graphic-properties draw:fill-color="#f3715a" draw:opacity="50%" draw:textarea-horizontal-align="justify" draw:textarea-vertical-align="middle" draw:auto-grow-height="false" fo:min-height="2.104cm" fo:min-width="2.421cm"/>
    </style:style>
    <style:style style:name="gr36" style:family="graphic" style:parent-style-name="standard">
      <style:graphic-properties draw:fill-color="#a09600" draw:opacity="30%" draw:textarea-horizontal-align="justify" draw:textarea-vertical-align="middle" draw:auto-grow-height="false" fo:min-height="0.893cm" fo:min-width="2.675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stroke="dash" draw:stroke-dash="Line_20_with_20_Fine_20_Dots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0" style:family="graphic" style:parent-style-name="standard">
      <style:graphic-properties draw:fill-color="#a09600" draw:textarea-horizontal-align="justify" draw:textarea-vertical-align="middle" draw:auto-grow-height="false" fo:min-height="0.847cm" fo:min-width="1.416cm"/>
    </style:style>
    <style:style style:name="gr41" style:family="graphic" style:parent-style-name="objectwithoutfill">
      <style:graphic-properties draw:stroke="dash" draw:stroke-dash="Fine_20_Dashed" svg:stroke-width="0.028cm" svg:stroke-color="#000000" draw:marker-start-width="0.241cm" draw:marker-end="Arrow" draw:marker-end-width="0.341cm" draw:fill="none" draw:textarea-vertical-align="middle" fo:padding-top="0.138cm" fo:padding-bottom="0.138cm" fo:padding-left="0.263cm" fo:padding-right="0.263cm"/>
    </style:style>
    <style:style style:name="gr4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78cm"/>
    </style:style>
    <style:style style:name="gr44" style:family="graphic" style:parent-style-name="text">
      <style:graphic-properties draw:stroke="solid" svg:stroke-color="#000000" draw:fill="solid" draw:fill-color="#a09600" draw:opacity="80%" draw:textarea-vertical-align="middle" fo:min-height="1.776cm"/>
    </style:style>
    <style:style style:name="gr45" style:family="graphic" style:parent-style-name="text">
      <style:graphic-properties draw:stroke="solid" svg:stroke-color="#000000" draw:fill="solid" draw:fill-color="#e3d200" draw:opacity="50%" draw:textarea-vertical-align="middle" fo:min-height="1.551cm"/>
    </style:style>
    <style:style style:name="gr46" style:family="graphic" style:parent-style-name="standard">
      <style:graphic-properties draw:fill-color="#000000" draw:textarea-horizontal-align="justify" draw:textarea-vertical-align="middle" draw:auto-grow-height="false" fo:min-height="0.85cm" fo:min-width="1.79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313cm"/>
    </style:style>
    <style:style style:name="gr48" style:family="graphic" style:parent-style-name="standard">
      <style:graphic-properties draw:fill-color="#e3d200" draw:textarea-horizontal-align="justify" draw:textarea-vertical-align="middle" draw:auto-grow-height="false" fo:min-height="0.614cm" fo:min-width="0.644cm"/>
    </style:style>
    <style:style style:name="gr49" style:family="graphic" style:parent-style-name="text">
      <style:graphic-properties draw:stroke="solid" svg:stroke-color="#000000" draw:fill="solid" draw:fill-color="#a09600" draw:opacity="80%" draw:textarea-vertical-align="middle" fo:min-height="1.775cm"/>
    </style:style>
    <style:style style:name="gr50" style:family="graphic" style:parent-style-name="standard">
      <style:graphic-properties draw:fill-color="#a09600" draw:textarea-horizontal-align="justify" draw:textarea-vertical-align="middle" draw:auto-grow-height="false" fo:min-height="0.85cm" fo:min-width="2.623cm"/>
    </style:style>
    <style:style style:name="gr51" style:family="graphic" style:parent-style-name="standard">
      <style:graphic-properties draw:fill-color="#999999" draw:textarea-horizontal-align="justify" draw:textarea-vertical-align="middle" draw:auto-grow-height="false" fo:min-height="0.85cm" fo:min-width="1.797cm"/>
    </style:style>
    <style:style style:name="gr52" style:family="graphic" style:parent-style-name="objectwithoutfill">
      <style:graphic-properties draw:stroke="dash" draw:stroke-dash="Fine_20_Dashed" draw:marker-end="Small_20_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249cm"/>
    </style:style>
    <style:style style:name="gr54" style:family="graphic" style:parent-style-name="text">
      <style:graphic-properties draw:stroke="solid" svg:stroke-color="#000000" draw:fill="solid" draw:fill-color="#e3d200" draw:opacity="50%" draw:textarea-vertical-align="middle" fo:min-height="1.371cm"/>
    </style:style>
    <style:style style:name="gr55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draw:stroke="dash" draw:stroke-dash="Fine_20_Dashed" svg:stroke-width="0.081cm" svg:stroke-color="#000000" draw:marker-start="Symmetric_20_Arrow" draw:marker-start-width="0.322cm" draw:marker-end="Symmetric_20_Arrow" draw:marker-end-width="0.422cm" svg:stroke-opacity="70%" draw:fill="none" draw:textarea-vertical-align="middle" fo:padding-top="0.166cm" fo:padding-bottom="0.166cm" fo:padding-left="0.291cm" fo:padding-right="0.291cm"/>
    </style:style>
    <style:style style:name="gr57" style:family="graphic" style:parent-style-name="objectwithoutfill">
      <style:graphic-properties draw:stroke="dash" draw:stroke-dash="Fine_20_Dashed"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607cm"/>
    </style:style>
    <style:style style:name="gr59" style:family="graphic" style:parent-style-name="text">
      <style:graphic-properties draw:stroke="solid" svg:stroke-color="#000000" draw:fill="none" draw:fill-color="#e3d200" draw:opacity="50%" draw:textarea-vertical-align="middle" fo:min-height="2.544cm" draw:shadow-opacity="100%"/>
    </style:style>
    <style:style style:name="gr60" style:family="graphic" style:parent-style-name="standard">
      <style:graphic-properties draw:stroke="none" svg:stroke-color="#000000" draw:fill="none" draw:fill-color="#ffffff" fo:min-height="1.02cm"/>
    </style:style>
    <style:style style:name="gr61" style:family="graphic" style:parent-style-name="standard">
      <style:graphic-properties draw:fill-color="#f3715a" draw:opacity="90%" draw:textarea-horizontal-align="justify" draw:textarea-vertical-align="middle" draw:auto-grow-height="false" fo:min-height="0.569cm" fo:min-width="3.67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11cm" fo:min-width="2.009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3d200" draw:opacity="50%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a09600" draw:opacity="30%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729fcf" draw:opacity="30%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e3d200" draw:opacity="50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3715a" draw:opacity="50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e3d200" draw:opacity="50%"/>
      <style:paragraph-properties fo:text-align="center"/>
    </style:style>
    <style:style style:name="P10" style:family="paragraph">
      <loext:graphic-properties draw:fill-color="#a09600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3715a" draw:opacity="90%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="solid" draw:fill-color="#000000" draw:opacity="100%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2pt" style:font-size-asian="16pt" style:font-size-complex="16pt"/>
    </style:style>
    <style:style style:name="P16" style:family="paragraph">
      <loext:graphic-properties draw:fill-color="#f3715a" draw:opacity="50%"/>
      <style:paragraph-properties fo:text-align="center"/>
    </style:style>
    <style:style style:name="P17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8" style:family="paragraph">
      <loext:graphic-properties draw:fill-color="#b2b2b2" draw:opacity="50%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none" draw:fill-color="#66ff66" draw:opacity="50%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e3d200"/>
      <style:paragraph-properties fo:text-align="center"/>
    </style:style>
    <style:style style:name="P2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loext:graphic-properties draw:fill-color="#b2b2b2"/>
      <style:paragraph-properties fo:text-align="center"/>
    </style:style>
    <style:style style:name="P24" style:family="paragraph">
      <loext:graphic-properties draw:fill-color="#a09600"/>
      <style:paragraph-properties fo:text-align="center"/>
    </style:style>
    <style:style style:name="P25" style:family="paragraph">
      <loext:graphic-properties draw:fill-color="#a09600" draw:opacity="50%"/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7" style:family="paragraph"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f3715a" draw:opacity="90%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-color="#a09600" draw:opacity="30%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text-properties fo:font-size="28pt" style:font-size-asian="28pt" style:font-size-complex="28pt"/>
    </style:style>
    <style:style style:name="P33" style:family="paragraph">
      <loext:graphic-properties draw:fill="solid" draw:fill-color="#a09600" draw:opacity="80%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solid" draw:fill-color="#e3d200" draw:opacity="50%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>
      <loext:graphic-properties draw:fill-color="#000000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a09600" draw:opacity="80%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37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P38" style:family="paragraph">
      <loext:graphic-properties draw:fill="none" draw:fill-color="#e3d200" draw:opacity="50%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6.187cm" svg:height="1.539cm" svg:x="1.135cm" svg:y="14.964cm">
          <draw:text-box>
            <text:p text:style-name="P1"><text:span text:style-name="T1"><text:s text:c="13"/></text:span><text:span text:style-name="T1">Data Science Engineer Team</text:span></text:p>
          </draw:text-box>
        </draw:frame>
        <draw:custom-shape draw:style-name="gr2" draw:text-style-name="P3" draw:layer="layout" svg:width="31.115cm" svg:height="1.905cm" svg:x="1cm" svg:y="23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6.85cm" svg:height="1.673cm" svg:x="1.389cm" svg:y="24.216cm">
          <draw:text-box>
            <text:p>Offline Infraestructure</text:p>
          </draw:text-box>
        </draw:frame>
        <draw:custom-shape draw:style-name="gr4" draw:text-style-name="P5" draw:layer="layout" svg:width="42.037cm" svg:height="1.905cm" svg:x="1cm" svg:y="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6" draw:id="id16" draw:layer="layout" svg:width="3.712cm" svg:height="2.032cm" svg:x="16.08cm" svg:y="18.043cm">
          <text:p text:style-name="P6">Feature </text:p>
          <text:p text:style-name="P6">Engine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2.921cm" svg:height="1.985cm" svg:x="24.179cm" svg:y="16.357cm">
          <text:p text:style-name="P6">Model</text:p>
          <text:p text:style-name="P6">Desig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" draw:id="id6" draw:layer="layout" svg:width="3.331cm" svg:height="2.032cm" svg:x="6.542cm" svg:y="17.197cm">
          <text:p text:style-name="P6">Data </text:p>
          <text:p text:style-name="P6">Wrangling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3.077cm" svg:height="2.076cm" svg:x="9.48cm" svg:y="8.947cm">
          <text:p text:style-name="P6">Data </text:p>
          <text:p text:style-name="P6">Mung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13" draw:id="id13" draw:layer="layout" svg:width="3.556cm" svg:height="1.778cm" svg:x="28.151cm" svg:y="19.823cm">
          <text:p text:style-name="P6">Model</text:p>
          <text:p text:style-name="P6">Evalu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3" draw:id="id3" draw:layer="layout" svg:width="3.815cm" svg:height="2.701cm" svg:x="2.521cm" svg:y="21.379cm">
          <text:p text:style-name="P6"><text:span text:style-name="T2">Hadoop</text:span></text:p>
          <text:p text:style-name="P6"><text:span text:style-name="T2">FileSyste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xml:id="id18" draw:id="id18" draw:layer="layout" svg:width="1.143cm" svg:height="1.143cm" svg:x="29.257cm" svg:y="6.832cm">
          <text:p/>
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xml:id="id15" draw:id="id15" draw:layer="layout" svg:width="1.905cm" svg:height="2.032cm" svg:x="29.039cm" svg:y="16.942cm">
          <text:p text:style-name="P6"><text:span text:style-name="T3">Resul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17" draw:id="id17" draw:layer="layout" svg:width="2.921cm" svg:height="1.778cm" svg:x="28.464cm" svg:y="12.185cm">
          <text:p text:style-name="P6">Deploy </text:p>
          <text:p text:style-name="P6">Model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1.79cm" svg:height="1.199cm" svg:x="29.974cm" svg:y="16.369cm">
          <draw:text-box>
            <text:p><text:span text:style-name="T3">Good</text:span></text:p>
          </draw:text-box>
        </draw:frame>
        <draw:frame draw:style-name="gr15" draw:text-style-name="P15" draw:layer="layout" svg:width="1.27cm" svg:height="0.762cm" svg:x="27.646cm" svg:y="17.159cm">
          <draw:text-box>
            <text:p><text:span text:style-name="T4">Bad</text:span></text:p>
          </draw:text-box>
        </draw:frame>
        <draw:custom-shape draw:style-name="gr16" draw:text-style-name="P16" xml:id="id19" draw:id="id19" draw:layer="layout" svg:width="2.921cm" svg:height="1.778cm" svg:x="32.927cm" svg:y="8.943cm">
          <text:p text:style-name="P6">Monitor </text:p>
          <text:p text:style-name="P6">Mod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7" draw:layer="layout" svg:width="3.013cm" svg:height="0.888cm" svg:x="30.795cm" svg:y="7.856cm">
          <draw:text-box>
            <text:p><text:span text:style-name="T5">Feedback</text:span></text:p>
          </draw:text-box>
        </draw:frame>
        <draw:frame draw:style-name="gr18" draw:text-style-name="P14" draw:layer="layout" svg:width="4.191cm" svg:height="0.725cm" svg:x="25.984cm" svg:y="10.533cm">
          <draw:text-box>
            <text:p><text:span text:style-name="T3">Iterate/Feed model</text:span></text:p>
          </draw:text-box>
        </draw:frame>
        <draw:custom-shape draw:style-name="gr19" draw:text-style-name="P18" xml:id="id7" draw:id="id7" draw:layer="layout" svg:width="5.188cm" svg:height="1.557cm" svg:x="8.79cm" svg:y="19.848cm">
          <text:p text:style-name="P6">Data Quality </text:p>
          <text:p text:style-name="P6">Speciali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" draw:layer="layout" svg:width="0.659cm" svg:height="0.962cm" svg:x="9.879cm" svg:y="11.936cm">
          <draw:text-box>
            <text:p>.</text:p>
          </draw:text-box>
        </draw:frame>
        <draw:frame draw:style-name="gr21" draw:text-style-name="P19" draw:layer="layout" svg:width="6.858cm" svg:height="2.471cm" svg:x="15.337cm" svg:y="25.814cm">
          <draw:text-box>
            <text:list text:style-name="L1">
              <text:list-item>
                <text:p text:style-name="P1"><text:span text:style-name="T6">Plotting</text:span></text:p>
              </text:list-item>
              <text:list-item>
                <text:p text:style-name="P1"><text:span text:style-name="T6">Outliers treatment</text:span></text:p>
              </text:list-item>
              <text:list-item>
                <text:p text:style-name="P1"><text:span text:style-name="T6">Dimensionality Reduction</text:span></text:p>
              </text:list-item>
              <text:list-item>
                <text:p text:style-name="P1"><text:span text:style-name="T6">Hyper Parameter Optimz</text:span></text:p>
              </text:list-item>
            </text:list>
          </draw:text-box>
        </draw:frame>
        <draw:custom-shape draw:style-name="gr22" draw:text-style-name="P10" xml:id="id9" draw:id="id9" draw:layer="layout" svg:width="2.663cm" svg:height="1.465cm" svg:x="16.419cm" svg:y="23.007cm">
          <text:p text:style-name="P6"><text:span text:style-name="T2">Spar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14" draw:layer="layout" svg:width="7.548cm" svg:height="1.199cm" svg:x="17.802cm" svg:y="9.232cm">
          <draw:text-box>
            <text:p><text:span text:style-name="T3">Anomalies Re-Analysis </text:span></text:p>
          </draw:text-box>
        </draw:frame>
        <draw:frame draw:style-name="gr23" draw:text-style-name="P20" draw:layer="layout" svg:width="0.502cm" svg:height="1.187cm" svg:x="41.894cm" svg:y="22.707cm">
          <draw:text-box>
            <text:p/>
          </draw:text-box>
        </draw:frame>
        <draw:custom-shape draw:style-name="gr24" draw:text-style-name="P21" draw:layer="layout" svg:width="0.508cm" svg:height="0.381cm" svg:x="36.563cm" svg:y="29.262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.248cm" svg:height="0.725cm" svg:x="36.474cm" svg:y="28.571cm">
          <draw:text-box>
            <text:p><text:span text:style-name="T7">Leyend:</text:span></text:p>
          </draw:text-box>
        </draw:frame>
        <draw:frame draw:style-name="gr25" draw:text-style-name="P14" draw:layer="layout" svg:width="5.304cm" svg:height="0.725cm" svg:x="36.974cm" svg:y="29.072cm">
          <draw:text-box>
            <text:p><text:span text:style-name="T3">DataSci Pipeline stages</text:span></text:p>
          </draw:text-box>
        </draw:frame>
        <draw:custom-shape draw:style-name="gr26" draw:text-style-name="P23" draw:layer="layout" svg:width="0.508cm" svg:height="0.381cm" svg:x="36.563cm" svg:y="29.762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3.399cm" svg:height="0.725cm" svg:x="36.974cm" svg:y="29.573cm">
          <draw:text-box>
            <text:p><text:span text:style-name="T3">Quality stages</text:span></text:p>
          </draw:text-box>
        </draw:frame>
        <draw:custom-shape draw:style-name="gr27" draw:text-style-name="P24" draw:layer="layout" svg:width="0.508cm" svg:height="0.381cm" svg:x="36.563cm" svg:y="30.262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4.669cm" svg:height="0.725cm" svg:x="36.974cm" svg:y="30.074cm">
          <draw:text-box>
            <text:p><text:span text:style-name="T3">Infrastructure support</text:span></text:p>
          </draw:text-box>
        </draw:frame>
        <draw:custom-shape draw:style-name="gr28" draw:text-style-name="P25" draw:layer="layout" svg:width="11.539cm" svg:height="1.557cm" svg:x="2.788cm" svg:y="25.32cm">
          <text:p text:style-name="P6">Infrastructure Engineer Te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6.074cm" svg:height="1.048cm" svg:x="36.519cm" svg:y="27.314cm">
          <text:p text:style-name="P6"><text:span text:style-name="T3">Abel Meneses Abad 2019</text:span></text:p>
          <text:p text:style-name="P6"><text:span text:style-name="T3">Utility Avenue Copyright</text:span>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6.623cm" svg:height="0.962cm" svg:x="1.489cm" svg:y="5.416cm">
          <draw:text-box>
            <text:p>Online Infraestructure</text:p>
          </draw:text-box>
        </draw:frame>
        <draw:custom-shape draw:style-name="gr31" draw:text-style-name="P27" xml:id="id1" draw:id="id1" draw:layer="layout" svg:width="3.029cm" svg:height="3.463cm" svg:x="2.651cm" svg:y="6.417cm">
          <text:p text:style-name="P6"><text:span text:style-name="T2">BigQue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8" xml:id="id20" draw:id="id20" draw:layer="layout" svg:width="2.741cm" svg:height="2.517cm" svg:x="38.845cm" svg:y="11.779cm">
          <text:p text:style-name="P6"><text:span text:style-name="T2">U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3" draw:text-style-name="P29" xml:id="id21" draw:id="id21" draw:layer="layout" svg:width="2.413cm" svg:height="1.453cm" svg:x="40.337cm" svg:y="14.987cm">
          <draw:text-box>
            <text:p text:style-name="P6">Users</text:p>
          </draw:text-box>
        </draw:frame>
        <draw:custom-shape draw:style-name="gr34" draw:text-style-name="P6" xml:id="id4" draw:id="id4" draw:layer="layout" svg:width="7.239cm" svg:height="2.032cm" svg:x="15.194cm" svg:y="4.351cm">
          <text:p text:style-name="P6">Service provid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xml:id="id5" draw:id="id5" draw:layer="layout" svg:width="2.921cm" svg:height="2.354cm" svg:x="8.288cm" svg:y="6.972cm">
          <text:p text:style-name="P6">Data</text:p>
          <text:p text:style-name="P6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0" xml:id="id2" draw:id="id2" draw:layer="layout" svg:width="3.175cm" svg:height="1.143cm" svg:x="2.57cm" svg:y="10.236cm">
          <text:p text:style-name="P6">connector</text:p>
          <draw:enhanced-geometry svg:viewBox="0 0 21600 21600" draw:type="rectangle" draw:enhanced-path="M 0 0 L 21600 0 21600 21600 0 21600 0 0 Z N"/>
        </draw:custom-shape>
        <draw:connector draw:style-name="gr37" draw:text-style-name="P31" draw:layer="layout" draw:type="line" svg:x1="4.166cm" svg:y1="9.88cm" svg:x2="4.157cm" svg:y2="10.236cm" draw:start-shape="id1" draw:start-glue-point="7" draw:end-shape="id2" draw:end-glue-point="0" svg:d="M4166 9880l-9 356" svg:viewBox="0 0 10 357">
          <text:p/>
        </draw:connector>
        <draw:connector draw:style-name="gr38" draw:text-style-name="P31" draw:layer="layout" draw:type="line" svg:x1="4.157cm" svg:y1="11.379cm" svg:x2="4.429cm" svg:y2="21.379cm" draw:start-shape="id2" draw:start-glue-point="2" draw:end-shape="id3" draw:end-glue-point="5" svg:d="M4157 11379l272 10000" svg:viewBox="0 0 273 10001">
          <text:p/>
        </draw:connector>
        <draw:connector draw:style-name="gr39" draw:text-style-name="P31" draw:layer="layout" draw:type="curve" svg:x1="18.813cm" svg:y1="4.351cm" svg:x2="9.748cm" svg:y2="6.972cm" draw:start-shape="id4" draw:start-glue-point="0" draw:end-shape="id5" draw:end-glue-point="0" svg:d="M18813 4351c0-751-9065-2062-9065 2621" svg:viewBox="0 0 9066 3380">
          <text:p/>
        </draw:connector>
        <draw:connector draw:style-name="gr37" draw:text-style-name="P31" draw:layer="layout" draw:type="line" svg:x1="8.288cm" svg:y1="8.149cm" svg:x2="5.68cm" svg:y2="8.148cm" draw:start-shape="id5" draw:start-glue-point="3" draw:end-shape="id1" draw:end-glue-point="8" svg:d="M8288 8149l-2608-1" svg:viewBox="0 0 2609 2">
          <text:p/>
        </draw:connector>
        <draw:custom-shape draw:style-name="gr40" draw:text-style-name="P10" xml:id="id8" draw:id="id8" draw:layer="layout" svg:width="1.915cm" svg:height="1.754cm" svg:x="10.388cm" svg:y="23.004cm">
          <text:p text:style-name="P6"><text:span text:style-name="T2">HF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1" draw:text-style-name="P31" draw:layer="layout" draw:type="curve" svg:x1="4.428cm" svg:y1="21.379cm" svg:x2="6.542cm" svg:y2="18.213cm" draw:start-shape="id3" draw:end-shape="id6" draw:end-glue-point="3" svg:d="M4428 21379c0-2111 704-3166 2114-3166" svg:viewBox="0 0 2115 3167">
          <text:p/>
        </draw:connector>
        <draw:connector draw:style-name="gr39" draw:text-style-name="P31" draw:layer="layout" draw:type="curve" svg:x1="9.873cm" svg:y1="18.213cm" svg:x2="11.384cm" svg:y2="19.848cm" draw:start-shape="id6" draw:start-glue-point="1" draw:end-shape="id7" draw:end-glue-point="0" svg:d="M9873 18213c1008 0 1511 545 1511 1635" svg:viewBox="0 0 1512 1636">
          <text:p/>
        </draw:connector>
        <draw:connector draw:style-name="gr39" draw:text-style-name="P31" draw:layer="layout" draw:type="line" svg:x1="11.384cm" svg:y1="21.405cm" svg:x2="11.346cm" svg:y2="23.004cm" draw:start-shape="id7" draw:start-glue-point="2" draw:end-shape="id8" draw:end-glue-point="5" svg:d="M11384 21405l-38 1599" svg:viewBox="0 0 39 1600">
          <text:p/>
        </draw:connector>
        <draw:line draw:style-name="gr42" draw:text-style-name="P31" draw:layer="layout" svg:x1="14.589cm" svg:y1="8.102cm" svg:x2="14.589cm" svg:y2="31.978cm">
          <text:p/>
        </draw:line>
        <draw:frame draw:style-name="gr43" draw:text-style-name="P32" draw:layer="layout" svg:width="7.978cm" svg:height="1.352cm" svg:x="4.329cm" svg:y="29.887cm">
          <draw:text-box>
            <text:p><text:span text:style-name="T8">Data Preparation</text:span></text:p>
          </draw:text-box>
        </draw:frame>
        <draw:frame draw:style-name="gr44" draw:text-style-name="P33" draw:layer="layout" svg:width="2.794cm" svg:height="2.026cm" svg:x="16.113cm" svg:y="12.015cm">
          <draw:text-box>
            <text:p text:style-name="P6"><text:span text:style-name="T9">Jupyter</text:span></text:p>
          </draw:text-box>
        </draw:frame>
        <draw:frame draw:style-name="gr45" draw:text-style-name="P34" draw:layer="layout" svg:width="2.794cm" svg:height="1.801cm" svg:x="6.213cm" svg:y="12.016cm">
          <draw:text-box>
            <text:p text:style-name="P6"><text:span text:style-name="T6">Angular</text:span></text:p>
            <text:p text:style-name="P6"><text:span text:style-name="T6">App</text:span></text:p>
          </draw:text-box>
        </draw:frame>
        <draw:custom-shape draw:style-name="gr46" draw:text-style-name="P35" xml:id="id22" draw:id="id22" draw:layer="layout" svg:width="2.663cm" svg:height="1.465cm" svg:x="16.419cm" svg:y="21.807cm">
          <text:p text:style-name="P6"><text:span text:style-name="T2">Plot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7" draw:text-style-name="P32" draw:layer="layout" svg:width="7.813cm" svg:height="1.352cm" svg:x="14.829cm" svg:y="29.887cm">
          <draw:text-box>
            <text:p><text:span text:style-name="T8">Data Exploration</text:span></text:p>
          </draw:text-box>
        </draw:frame>
        <draw:connector draw:style-name="gr37" draw:text-style-name="P31" draw:layer="layout" draw:type="line" svg:x1="12.303cm" svg:y1="23.881cm" svg:x2="16.419cm" svg:y2="23.923cm" draw:start-shape="id8" draw:start-glue-point="8" draw:end-shape="id9" draw:end-glue-point="6" svg:d="M12303 23881l4116 42" svg:viewBox="0 0 4117 43">
          <text:p/>
        </draw:connector>
        <draw:g>
          <draw:custom-shape draw:style-name="gr48" draw:text-style-name="P21" draw:layer="layout" svg:width="1.143cm" svg:height="1.143cm" svg:x="25.027cm" svg:y="19.124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8" draw:text-style-name="P21" draw:layer="layout" svg:width="1.143cm" svg:height="1.143cm" svg:x="25.408cm" svg:y="19.505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8" draw:text-style-name="P21" draw:layer="layout" svg:width="1.143cm" svg:height="1.143cm" svg:x="25.789cm" svg:y="20.01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42" draw:text-style-name="P31" draw:layer="layout" svg:x1="22.644cm" svg:y1="8.229cm" svg:x2="22.589cm" svg:y2="32.487cm">
          <text:p/>
        </draw:line>
        <draw:custom-shape draw:style-name="gr40" draw:text-style-name="P10" xml:id="id10" draw:id="id10" draw:layer="layout" svg:width="1.915cm" svg:height="1.754cm" svg:x="20.388cm" svg:y="23.005cm">
          <text:p text:style-name="P6"><text:span text:style-name="T2">HF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9" draw:text-style-name="P36" draw:layer="layout" svg:width="2.794cm" svg:height="2.025cm" svg:x="23.013cm" svg:y="12.016cm">
          <draw:text-box>
            <text:p text:style-name="P6"><text:span text:style-name="T6">Tensor</text:span></text:p>
            <text:p text:style-name="P6"><text:span text:style-name="T6">Board</text:span></text:p>
          </draw:text-box>
        </draw:frame>
        <draw:custom-shape draw:style-name="gr22" draw:text-style-name="P10" xml:id="id11" draw:id="id11" draw:layer="layout" svg:width="2.663cm" svg:height="1.465cm" svg:x="23.419cm" svg:y="23.007cm">
          <text:p text:style-name="P6"><text:span text:style-name="T2">Spar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3.489cm" svg:height="1.465cm" svg:x="23.419cm" svg:y="21.807cm">
          <text:p text:style-name="P6"><text:span text:style-name="T2">Tensorflo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31" draw:layer="layout" draw:type="line" svg:x1="22.303cm" svg:y1="23.882cm" svg:x2="23.419cm" svg:y2="23.923cm" draw:start-shape="id10" draw:start-glue-point="8" draw:end-shape="id11" draw:end-glue-point="6" svg:d="M22303 23882l1116 41" svg:viewBox="0 0 1117 42">
          <text:p/>
        </draw:connector>
        <draw:custom-shape draw:style-name="gr51" draw:text-style-name="P37" xml:id="id12" draw:id="id12" draw:layer="layout" svg:width="2.663cm" svg:height="1.465cm" svg:x="28.419cm" svg:y="23.007cm">
          <text:p text:style-name="P6"><text:span text:style-name="T2">Test Ba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9" draw:text-style-name="P31" draw:layer="layout" draw:type="line" svg:x1="29.934cm" svg:y1="23.007cm" svg:x2="29.929cm" svg:y2="21.601cm" draw:start-shape="id12" draw:start-glue-point="4" draw:end-shape="id13" draw:end-glue-point="2" svg:d="M29934 23007l-5-1406" svg:viewBox="0 0 6 1407">
          <text:p/>
        </draw:connector>
        <draw:connector draw:style-name="gr39" draw:text-style-name="P31" draw:layer="layout" draw:type="curve" svg:x1="27.1cm" svg:y1="17.349cm" svg:x2="28.151cm" svg:y2="20.712cm" draw:start-shape="id14" draw:end-shape="id13" svg:d="M27100 17349c787 0 262 3363 1051 3363" svg:viewBox="0 0 1052 3364">
          <text:p/>
        </draw:connector>
        <draw:connector draw:style-name="gr39" draw:text-style-name="P31" draw:layer="layout" draw:type="curve" draw:line-skew="2.442cm" svg:x1="29.039cm" svg:y1="17.958cm" svg:x2="19.792cm" svg:y2="19.059cm" draw:start-shape="id15" draw:start-glue-point="5" draw:end-shape="id16" draw:end-glue-point="1" svg:d="M29039 17958c-3273 0 1350 1101-9247 1101" svg:viewBox="0 0 9248 1102">
          <text:p/>
        </draw:connector>
        <draw:connector draw:style-name="gr52" draw:text-style-name="P31" draw:layer="layout" draw:type="curve" svg:x1="29.039cm" svg:y1="17.958cm" svg:x2="25.639cm" svg:y2="16.357cm" draw:start-shape="id15" draw:start-glue-point="5" draw:end-shape="id14" draw:end-glue-point="0" svg:d="M29039 17958c-1455 0-1211-1052-1698-1640s-1702-714-1702 39" svg:viewBox="0 0 3401 2125">
          <text:p/>
        </draw:connector>
        <draw:connector draw:style-name="gr37" draw:text-style-name="P31" draw:layer="layout" draw:type="line" svg:x1="29.929cm" svg:y1="19.823cm" svg:x2="29.992cm" svg:y2="18.974cm" draw:start-shape="id13" draw:start-glue-point="0" draw:end-shape="id15" draw:end-glue-point="6" svg:d="M29929 19823l63-849" svg:viewBox="0 0 64 850">
          <text:p/>
        </draw:connector>
        <draw:connector draw:style-name="gr39" draw:text-style-name="P31" draw:layer="layout" draw:type="line" svg:x1="29.992cm" svg:y1="16.942cm" svg:x2="29.924cm" svg:y2="13.963cm" draw:start-shape="id15" draw:start-glue-point="4" draw:end-shape="id17" draw:end-glue-point="2" svg:d="M29992 16942l-68-2979" svg:viewBox="0 0 69 2980">
          <text:p/>
        </draw:connector>
        <draw:frame draw:style-name="gr53" draw:text-style-name="P32" draw:layer="layout" svg:width="8.749cm" svg:height="1.352cm" svg:x="23.13cm" svg:y="29.887cm">
          <draw:text-box>
            <text:p><text:span text:style-name="T8">Model Engineering</text:span></text:p>
          </draw:text-box>
        </draw:frame>
        <draw:connector draw:style-name="gr39" draw:text-style-name="P31" draw:layer="layout" draw:type="line" svg:x1="29.924cm" svg:y1="12.185cm" svg:x2="29.829cm" svg:y2="7.975cm" draw:start-shape="id17" draw:start-glue-point="0" draw:end-shape="id18" draw:end-glue-point="6" svg:d="M29924 12185l-95-4210" svg:viewBox="0 0 96 4211">
          <text:p/>
        </draw:connector>
        <draw:line draw:style-name="gr42" draw:text-style-name="P31" draw:layer="layout" svg:x1="32.242cm" svg:y1="9.763cm" svg:x2="32.19cm" svg:y2="32.487cm">
          <text:p/>
        </draw:line>
        <draw:frame draw:style-name="gr21" draw:text-style-name="P19" draw:layer="layout" svg:width="6.858cm" svg:height="2.471cm" svg:x="23.337cm" svg:y="25.815cm">
          <draw:text-box>
            <text:list text:style-name="L1">
              <text:list-item>
                <text:p text:style-name="P1"><text:span text:style-name="T6">Weight Optimization</text:span></text:p>
              </text:list-item>
              <text:list-item>
                <text:p text:style-name="P1"><text:span text:style-name="T6">Architecture Selection</text:span></text:p>
              </text:list-item>
              <text:list-item>
                <text:p text:style-name="P1"><text:span text:style-name="T6">Model Training</text:span></text:p>
              </text:list-item>
              <text:list-item>
                <text:p text:style-name="P1"><text:span text:style-name="T6">Hyper Parameter Optimz</text:span></text:p>
              </text:list-item>
            </text:list>
          </draw:text-box>
        </draw:frame>
        <draw:frame draw:style-name="gr54" draw:text-style-name="P34" draw:layer="layout" svg:width="2.794cm" svg:height="1.621cm" svg:x="33.113cm" svg:y="12.166cm">
          <draw:text-box>
            <text:p text:style-name="P6"><text:span text:style-name="T6">Angular</text:span></text:p>
            <text:p text:style-name="P6"><text:span text:style-name="T6">App</text:span></text:p>
          </draw:text-box>
        </draw:frame>
        <draw:connector draw:style-name="gr39" draw:text-style-name="P31" draw:layer="layout" draw:type="curve" draw:line-skew="1.418cm" svg:x1="29.829cm" svg:y1="6.832cm" svg:x2="34.387cm" svg:y2="8.943cm" draw:start-shape="id18" draw:start-glue-point="4" draw:end-shape="id19" svg:d="M29829 6832c0 1374 4558 319 4558 2111" svg:viewBox="0 0 4559 2112">
          <text:p/>
        </draw:connector>
        <draw:connector draw:style-name="gr39" draw:text-style-name="P31" draw:layer="layout" draw:type="curve" draw:line-skew="-3.509cm" svg:x1="34.387cm" svg:y1="10.721cm" svg:x2="8.207cm" svg:y2="17.197cm" draw:start-shape="id19" draw:start-glue-point="2" draw:end-shape="id6" svg:d="M34387 10721c0-406-26180-3644-26180 6476" svg:viewBox="0 0 26181 7289">
          <text:p/>
        </draw:connector>
        <draw:connector draw:style-name="gr52" draw:text-style-name="P31" draw:layer="layout" draw:type="curve" draw:line-skew="-2.157cm" svg:x1="34.387cm" svg:y1="10.721cm" svg:x2="25.639cm" svg:y2="16.357cm" draw:start-shape="id19" draw:start-glue-point="2" draw:end-shape="id14" draw:end-glue-point="0" svg:d="M34387 10721c0 991-8748-1826-8748 5636" svg:viewBox="0 0 8749 5637">
          <text:p/>
        </draw:connector>
        <draw:connector draw:style-name="gr55" draw:text-style-name="P31" draw:layer="layout" draw:type="curve" draw:line-skew="-1.057cm" svg:x1="40.53cm" svg:y1="11.779cm" svg:x2="29.829cm" svg:y2="6.832cm" draw:start-shape="id20" draw:start-glue-point="4" draw:end-shape="id18" draw:end-glue-point="4" svg:d="M40530 11779c0-9759-10701-7285-10701-4947" svg:viewBox="0 0 10702 7060">
          <text:p/>
        </draw:connector>
        <draw:connector draw:style-name="gr56" draw:text-style-name="P31" draw:layer="layout" draw:type="curve" draw:line-skew="0.441cm" svg:x1="42.75cm" svg:y1="15.713cm" svg:x2="41.586cm" svg:y2="12.723cm" draw:start-shape="id21" draw:start-glue-point="1" draw:end-shape="id20" draw:end-glue-point="9" svg:d="M42750 15713c1413 0 1995-2990-1164-2990" svg:viewBox="0 0 2305 2991">
          <text:p/>
        </draw:connector>
        <draw:connector draw:style-name="gr57" draw:text-style-name="P31" draw:layer="layout" draw:type="curve" svg:x1="30.4cm" svg:y1="7.404cm" svg:x2="39.901cm" svg:y2="12.408cm" draw:start-shape="id18" draw:start-glue-point="7" draw:end-shape="id20" draw:end-glue-point="5" svg:d="M30400 7404c6334 0 9501 1668 9501 5004" svg:viewBox="0 0 9502 5005">
          <text:p/>
        </draw:connector>
        <draw:frame draw:style-name="gr58" draw:text-style-name="P32" draw:layer="layout" svg:width="6.107cm" svg:height="1.352cm" svg:x="35.031cm" svg:y="17.634cm">
          <draw:text-box>
            <text:p><text:span text:style-name="T8">App Delivery</text:span></text:p>
          </draw:text-box>
        </draw:frame>
        <draw:connector draw:style-name="gr39" draw:text-style-name="P31" draw:layer="layout" draw:type="curve" svg:x1="19.792cm" svg:y1="19.059cm" svg:x2="21.346cm" svg:y2="23.005cm" draw:start-shape="id16" draw:start-glue-point="1" draw:end-shape="id10" draw:end-glue-point="5" svg:d="M19792 19059c1036 0 1554 1315 1554 3946" svg:viewBox="0 0 1555 3947">
          <text:p/>
        </draw:connector>
        <draw:connector draw:style-name="gr39" draw:text-style-name="P31" draw:layer="layout" draw:type="line" svg:x1="17.934cm" svg:y1="21.807cm" svg:x2="17.936cm" svg:y2="20.075cm" draw:start-shape="id22" draw:start-glue-point="4" draw:end-shape="id16" draw:end-glue-point="2" svg:d="M17934 21807l2-1732" svg:viewBox="0 0 3 1733">
          <text:p/>
        </draw:connector>
        <draw:frame draw:style-name="gr59" draw:text-style-name="P38" draw:layer="layout" svg:width="42.155cm" svg:height="2.794cm" svg:x="1.136cm" svg:y="11.628cm">
          <draw:text-box>
            <text:p text:style-name="P1"><text:span text:style-name="T1">GUI</text:span></text:p>
          </draw:text-box>
        </draw:frame>
        <draw:frame draw:style-name="gr60" draw:text-style-name="P39" draw:layer="layout" svg:width="23.368cm" svg:height="1.27cm" svg:x="8.62cm" svg:y="1.762cm">
          <draw:text-box>
            <text:p><text:span text:style-name="T10">Machine Learning Infrastructure Utility Avenue v0.2</text:span></text:p>
          </draw:text-box>
        </draw:frame>
        <draw:custom-shape draw:style-name="gr61" draw:text-style-name="P28" draw:layer="layout" svg:width="4.445cm" svg:height="1.09cm" svg:x="39.338cm" svg:y="9.382cm">
          <text:p text:style-name="P6"><text:span text:style-name="T2">Query Wrag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28" draw:layer="layout" svg:width="4.445cm" svg:height="1.09cm" svg:x="39.338cm" svg:y="8.583cm">
          <text:p text:style-name="P6"><text:span text:style-name="T2">Query Feature.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2" draw:text-style-name="P40" draw:layer="layout" svg:width="3.013cm" svg:height="1.361cm" svg:x="36.196cm" svg:y="7.057cm">
          <draw:text-box>
            <text:p text:style-name="P6"><text:span text:style-name="T5"><text:s text:c="4"/></text:span><text:span text:style-name="T5">Result</text:span></text:p>
          </draw:text-box>
        </draw:frame>
        <draw:frame draw:style-name="gr14" draw:text-style-name="P14" draw:layer="layout" svg:width="7.548cm" svg:height="1.199cm" svg:x="32.702cm" svg:y="3.833cm">
          <draw:text-box>
            <text:p><text:span text:style-name="T3">Features Qu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7:38:55.549195482</meta:creation-date>
    <dc:date>2019-09-29T22:01:33.027501797</dc:date>
    <meta:editing-duration>PT14H42M32S</meta:editing-duration>
    <meta:editing-cycles>27</meta:editing-cycles>
    <meta:generator>LibreOffice/6.0.7.3$Linux_X86_64 LibreOffice_project/00m0$Build-3</meta:generator>
    <meta:document-statistic meta:object-count="92"/>
  </office:meta>
</office:document-meta>
</file>